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monospac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list-style-name="L1">
      <style:text-properties fo:font-size="14pt" style:font-size-asian="14pt" style:font-size-complex="14pt"/>
    </style:style>
    <style:style style:name="P3" style:family="paragraph" style:parent-style-name="Standard" style:list-style-name="L2">
      <style:text-properties fo:font-size="14pt" style:font-size-asian="14pt" style:font-size-complex="14pt"/>
    </style:style>
    <style:style style:name="P4" style:family="paragraph" style:parent-style-name="Standard" style:list-style-name="L3">
      <style:text-properties fo:font-size="14pt" style:font-size-asian="14pt" style:font-size-complex="14pt"/>
    </style:style>
    <style:style style:name="P5" style:family="paragraph" style:parent-style-name="Standard" style:list-style-name="L4">
      <style:text-properties fo:font-size="14pt" style:font-size-asian="14pt" style:font-size-complex="14pt"/>
    </style:style>
    <style:style style:name="P6" style:family="paragraph" style:parent-style-name="Standard" style:list-style-name="L5">
      <style:text-properties fo:font-size="14pt" style:font-size-asian="14pt" style:font-size-complex="14pt"/>
    </style:style>
    <style:style style:name="P7" style:family="paragraph" style:parent-style-name="Standard" style:list-style-name="L6">
      <style:text-properties fo:font-size="14pt" style:font-size-asian="14pt" style:font-size-complex="14pt"/>
    </style:style>
    <style:style style:name="P8" style:family="paragraph" style:parent-style-name="Standard">
      <style:text-properties fo:font-size="14pt" fo:font-style="normal" style:text-underline-style="none" style:font-size-asian="14pt" style:font-style-asian="normal" style:font-size-complex="14pt" style:font-style-complex="normal"/>
    </style:style>
    <style:style style:name="T1" style:family="text">
      <style:text-properties fo:font-style="italic" style:text-underline-style="none" style:font-style-asian="italic" style:font-style-complex="italic"/>
    </style:style>
    <style:style style:name="T2" style:family="text">
      <style:text-properties fo:font-style="normal" style:text-underline-style="none" style:font-style-asian="normal" style:font-style-complex="normal"/>
    </style:style>
    <style:style style:name="T3" style:family="text">
      <style:text-properties fo:font-size="14pt" style:font-size-asian="14pt" style:font-size-complex="14pt"/>
    </style:style>
    <style:style style:name="T4" style:family="text">
      <style:text-properties style:font-name="Courier New" fo:font-size="14pt" style:font-size-asian="14pt" style:font-size-complex="14pt"/>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italic" style:text-underline-style="none" style:font-size-asian="12pt" style:font-style-asian="italic" style:font-size-complex="12pt" style:font-style-complex="italic"/>
    </style:style>
    <style:style style:name="T7" style:family="text">
      <style:text-properties style:font-name="Courier New" fo:font-style="italic" style:text-underline-style="none" style:font-style-asian="italic" style:font-style-complex="italic"/>
    </style:style>
    <style:style style:name="T8" style:family="text">
      <style:text-properties fo:font-size="12pt" fo:font-style="italic" style:text-underline-style="none" style:font-size-asian="12pt" style:font-style-asian="italic" style:font-size-complex="12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XUL se prononce "Zoul" et signifie "XML-based User interface Language". </text:p>
      <text:p text:style-name="P1">C'est un langage basé sur XML pour décrire une interface graphique, utilisé dans Firefox et les autres logiciels Mozilla.</text:p>
      <text:p text:style-name="P1">Il possède ainsi toute une série de balises correspondant à des boutons, des menus, des arborescences (treeviews), zones d'éditions, la fenêtre principale, la barre d'adresse etc. Cela permet de définir le comportement du navigateur à notre guise, grâce à l’accès aux événements de ses composants. XUL décrit donc un contenu avec un comportement, puis une présentation pour ce contenu. Le XUL est donc un fichier XML interprété par un moteur de rendu : XULRunner, directement inclus dans Mozilla et Firefox. <text:s/>Le langage d'interaction utilisé derrière XUL est le Javascript. </text:p>
      <text:p text:style-name="P1"/>
      <text:p text:style-name="P1">La structure arborescente standard des fichiers d'une extension XUL est sous la forme suivante :</text:p>
      <text:list xml:id="list6382410409629386507" text:style-name="L1">
        <text:list-item>
          <text:p text:style-name="P2">&lt;MonExtension&gt;</text:p>
          <text:list>
            <text:list-item>
              <text:p text:style-name="P2">chrome.manifest</text:p>
            </text:list-item>
            <text:list-item>
              <text:p text:style-name="P2">install.rdf</text:p>
            </text:list-item>
            <text:list-item>
              <text:p text:style-name="P2">content</text:p>
              <text:list>
                <text:list-item>
                  <text:p text:style-name="P2">browserOverlay.xul</text:p>
                </text:list-item>
                <text:list-item>
                  <text:p text:style-name="P2">broswerOverlay.js</text:p>
                </text:list-item>
              </text:list>
            </text:list-item>
            <text:list-item>
              <text:p text:style-name="P2">skin</text:p>
              <text:list>
                <text:list-item>
                  <text:p text:style-name="P2">browserOverlay.css</text:p>
                </text:list-item>
              </text:list>
            </text:list-item>
            <text:list-item>
              <text:p text:style-name="P2">local</text:p>
              <text:list>
                <text:list-item>
                  <text:p text:style-name="P2">en-US</text:p>
                  <text:list>
                    <text:list-item>
                      <text:p text:style-name="P2">browserOverlay.dtd</text:p>
                    </text:list-item>
                    <text:list-item>
                      <text:p text:style-name="P2">browserOverlay.properties</text:p>
                    </text:list-item>
                  </text:list>
                </text:list-item>
              </text:list>
            </text:list-item>
          </text:list>
        </text:list-item>
      </text:list>
      <text:p text:style-name="P1"/>
      <text:p text:style-name="P1">Le chrome est l'ensemble des éléments de l'interface utilisateur d'une application qui sont situés en dehors de la zone de contenu d'une fenêtre. Les barres d'outils, les barres de menus, les barres de progression, et les titres de fenêtres sont tous des exemples d'éléments qui font habituellement partie du chrome. </text:p>
      <text:p text:style-name="Standard"><text:span text:style-name="T3">Le fichier </text:span><text:span text:style-name="Emphasis"><text:span text:style-name="T5">chrome.manifest</text:span></text:span><text:span text:style-name="T3"> indique à Firefox où chercher les fichiers chrome.</text:span></text:p>
      <text:p text:style-name="P1"/>
      <text:p text:style-name="P1">Le fichier <text:span text:style-name="T6">install.rdf</text:span><text:span text:style-name="T1"> </text:span><text:span text:style-name="T2">est un fichier contenant les informations nécessaires au gestionnaire d'extensions pour installer le module complémentaire. Il contient des informations identifiant le module, sur l'auteur, l'endroit où trouver plus d'informations, la compatibilité avec les différentes versions des applications, comment il doit être mis à jour, etc. </text:span></text:p>
      <text:p text:style-name="P8"/>
      <text:p text:style-name="P1"><text:span text:style-name="T2">Les fichiers XUL définissent généralement l'une des deux choses suivantes : les fenêtres ou les superpositions (overlay). </text:span><text:span text:style-name="T2">Une superposition étend une fenêtre existante, en ajoutant de nouveaux éléments ou en remplaçant certains des éléments qu'elle contient. </text:span></text:p>
      <text:p text:style-name="P1"><text:span text:style-name="T2">Dans le fichier </text:span><text:span text:style-name="T6">browser.xul</text:span><text:span text:style-name="T1"> </text:span><text:span text:style-name="T2">on va définir les éléments qui composent l'interface venant se rajouter (superposition) à l'interface de base de Firefox </text:span><text:span text:style-name="T6">browser.xul</text:span><text:span text:style-name="T2">.</text:span></text:p>
      <text:p text:style-name="P8"><text:soft-page-break/></text:p>
      <text:p text:style-name="P1"><text:span text:style-name="T2">C'est dans le fichier </text:span><text:span text:style-name="T6">browserOverlay.js</text:span><text:span text:style-name="T1"> </text:span><text:span text:style-name="T2">que l'on va écrire tout le fonctionnement de l'extension.</text:span></text:p>
      <text:p text:style-name="P8">On peut capturer tous les événements provenant du navigateur (interaction avec l'interface, réception d'une page HTML, etc) pour agir en conséquence.</text:p>
      <text:p text:style-name="P8"/>
      <text:p text:style-name="P1"><text:span text:style-name="T2">Le fichier </text:span><text:span text:style-name="T6">browserOverlay.css</text:span><text:span text:style-name="T1"> </text:span><text:span text:style-name="T2">est une feuille de style.</text:span></text:p>
      <text:p text:style-name="P8"/>
      <text:p text:style-name="P8">Les fichier DTD et properties sont la façon la plus efficace d'afficher du texte, il s'utilise pour la génération de texte dynamique.</text:p>
      <text:p text:style-name="P1"/>
      <text:p text:style-name="P1">Les composantes les plus importantes :</text:p>
      <text:p text:style-name="P1"/>
      <text:list xml:id="list6676664869164737475" text:style-name="L2">
        <text:list-item>
          <text:p text:style-name="P3">RDF  (Resource Description Framework) :</text:p>
          <text:p text:style-name="P3">Permet de créer des fichiers XML qui reprennent la structure des composants qui les utilisent.<text:line-break/>On peut alors, dans XUL, créer une liste structurée à partir d'un fichier en décrivant un seul élément. </text:p>
        </text:list-item>
      </text:list>
      <text:p text:style-name="P1"/>
      <text:list xml:id="list36365667" text:continue-numbering="true" text:style-name="L2">
        <text:list-item>
          <text:p text:style-name="P3">XBL (eXtensible Binding Language) :</text:p>
          <text:p text:style-name="P3">Son but est de modifier les balises XML de XUL, ou les remplacer par d'autres. Donc de changer l'interface d'une application.<text:line-break/>Le langage définit les éléments XML pour les widgets, évènements, propriétés, méthodes. </text:p>
          <text:p text:style-name="P3"/>
        </text:list-item>
        <text:list-item>
          <text:p text:style-name="P3">Overlay :</text:p>
          <text:p text:style-name="P3">Le but est de fractionner un GUI en plus petits composants réutilisables.<text:line-break/>C'est aussi le mécanisme d'ajout de composants à une application XUL. Overlay est un ensemble de fichiers XUL utilisé pour décrire le contenu de l'interface et l'adapter aux préférences de l'utilisateur. </text:p>
        </text:list-item>
      </text:list>
      <text:p text:style-name="P1"/>
      <text:list xml:id="list36359673" text:continue-numbering="true" text:style-name="L2">
        <text:list-item>
          <text:p text:style-name="P3">XPCom (Cross Platform Component Object Model)  :</text:p>
          <text:p text:style-name="P3">A pour but l'utilisation de code natif par une application XUL, et améliorer les performances. La partie JavaScript de l'interface XUL peut ainsi être réécrite en C et compilée.<text:line-break/>Cela fournit un système de logiciel modulaire. Un composant XPCom peut être écrit en tout langage et utilisé par un programme écrit en tout langage. </text:p>
        </text:list-item>
      </text:list>
      <text:p text:style-name="P1"/>
      <text:list xml:id="list36375126" text:continue-numbering="true" text:style-name="L2">
        <text:list-item>
          <text:p text:style-name="P3">XPConnect :</text:p>
          <text:p text:style-name="P3">A pour but l'utilisation de librairies binaires avec XUL.<text:line-break/>C'est une interface permettant à JavaScript d'utiliser les fichiers XPCom. Les objets JavaScript peuvent utiliser les objets binaires définie à travers XPCom et inversement. </text:p>
        </text:list-item>
      </text:list>
      <text:p text:style-name="P1"/>
      <text:p text:style-name="P1"><text:soft-page-break/>Ces technologies nous permettent de faire de nombreux type d’extensions très puissantes et très flexible.</text:p>
      <text:p text:style-name="P1"/>
      <text:p text:style-name="P1">Les points forts de XUL :</text:p>
      <text:p text:style-name="P1"/>
      <text:list xml:id="list2300594441970693309" text:style-name="L3">
        <text:list-item>
          <text:p text:style-name="P4">Langages conçus spécialement pour créer des interfaces utilisateurs portables. </text:p>
        </text:list-item>
      </text:list>
      <text:p text:style-name="P1"><text:tab/>Une interface peut être implémentée et modifiée rapidement.</text:p>
      <text:list xml:id="list1618343552746227134" text:style-name="L4">
        <text:list-item>
          <text:p text:style-name="P5">A tous les avantages des autres langages XML. Par exemple, XHTML ou d'autres langages XML peuvent y être insérés. </text:p>
        </text:list-item>
        <text:list-item>
          <text:p text:style-name="P5">Les textes affichés avec XUL sont aisément localisables, ce qui signifie qu'ils peuvent être traduits dans d'autres langues.</text:p>
        </text:list-item>
        <text:list-item>
          <text:p text:style-name="P5">Il est entièrement libre et gratuit, de même que tous les outils qui l'accompagne. </text:p>
        </text:list-item>
        <text:list-item>
          <text:p text:style-name="P5">Respectueux des standards W3C, il produit des interfaces graphiques très complètes.</text:p>
        </text:list-item>
        <text:list-item>
          <text:p text:style-name="P5">Axé sur du Javascript, ses possibilités sont nombreuses.</text:p>
        </text:list-item>
        <text:list-item>
          <text:p text:style-name="P5">Gestion du format RDF pour gérer des gabarits par exemple et ce sans efforts. </text:p>
        </text:list-item>
      </text:list>
      <text:p text:style-name="P1"/>
      <text:p text:style-name="P1">Les points faibles :</text:p>
      <text:p text:style-name="P1"/>
      <text:list xml:id="list5893601384969534727" text:style-name="L5">
        <text:list-item>
          <text:p text:style-name="P6">Le principal inconvénient du XUL est l'absence de message en cas d'erreur. L'interface ne s'affiche pas, sans plus. </text:p>
        </text:list-item>
      </text:list>
      <text:list xml:id="list8952117690532774958" text:style-name="L6">
        <text:list-item>
          <text:p text:style-name="P7">Les prérequis sont nombreux.</text:p>
        </text:list-item>
        <text:list-item>
          <text:p text:style-name="P7">L'emploi de RDF est assez complexe. </text:p>
        </text:list-item>
        <text:list-item>
          <text:p text:style-name="P7">L'emploi de XPCom, XPConnect l'est encore plus. </text:p>
        </text:list-item>
        <text:list-item>
          <text:p text:style-name="P7">En voie d'extinction pour laisser la place à HTML 5.</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monospac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ph ley</meta:initial-creator>
    <meta:creation-date>2014-05-24T14:32:57.91</meta:creation-date>
    <dc:date>2014-05-26T16:20:41.52</dc:date>
    <dc:creator>raph ley</dc:creator>
    <meta:editing-duration>PT5H59M37S</meta:editing-duration>
    <meta:editing-cycles>3</meta:editing-cycles>
    <meta:generator>OpenOffice/4.0.1$Win32 OpenOffice.org_project/401m5$Build-9714</meta:generator>
    <meta:document-statistic meta:table-count="0" meta:image-count="0" meta:object-count="0" meta:page-count="3" meta:paragraph-count="52" meta:word-count="806" meta:character-count="5198"/>
  </office:meta>
</office:document-meta>
</file>